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6cm" draw:marker-end="Arrow" draw:marker-end-width="0.6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478cm" draw:marker-end="Arrow" draw:marker-end-width="0.478cm" draw:fill="none" draw:textarea-horizontal-align="center" draw:textarea-vertical-align="middle" fo:padding-top="0.174cm" fo:padding-bottom="0.174cm" fo:padding-left="0.299cm" fo:padding-right="0.299cm"/>
    </style:style>
    <style:style style:name="gr3" style:family="graphic" style:parent-style-name="standard">
      <style:graphic-properties draw:stroke="none" svg:stroke-color="#000000" draw:fill="none" draw:fill-color="#ffffff" fo:min-height="0.92cm"/>
    </style:style>
    <style:style style:name="gr4" style:family="graphic" style:parent-style-name="standard">
      <style:graphic-properties draw:stroke="none" svg:stroke-color="#000000" draw:fill="none" draw:fill-color="#ffffff" fo:min-height="0.763cm"/>
    </style:style>
    <style:style style:name="gr5" style:family="graphic" style:parent-style-name="objectwithoutfill">
      <style:graphic-properties svg:stroke-width="0.1cm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solid" draw:fill-color="#ff33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weight="bold"/>
    </style:style>
    <style:style style:name="P6" style:family="paragraph">
      <style:text-properties fo:font-size="18pt" fo:font-weight="bold" style:font-size-asian="18pt" style:font-size-complex="18pt"/>
    </style:style>
    <style:style style:name="P7" style:family="paragraph">
      <style:text-properties fo:font-size="16pt" fo:font-weight="bold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super 58%"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3cm" svg:y1="8.41cm" svg:x2="15.3cm" svg:y2="8.4cm">
          <text:p/>
        </draw:line>
        <draw:line draw:style-name="gr1" draw:text-style-name="P1" draw:layer="layout" svg:x1="1.3cm" svg:y1="9.4cm" svg:x2="1.31cm" svg:y2="0.4cm">
          <text:p/>
        </draw:line>
        <draw:path draw:style-name="gr2" draw:text-style-name="P1" draw:layer="layout" svg:width="3.98cm" svg:height="3.35cm" svg:x="2.088cm" svg:y="2.944cm" svg:viewBox="0 0 3981 3351" svg:d="M0 3351c1159-2595 3981-3351 3981-3351">
          <text:p/>
        </draw:path>
        <draw:frame draw:style-name="gr3" draw:text-style-name="P3" draw:layer="layout" svg:width="1.974cm" svg:height="1.17cm" svg:x="1.519cm" svg:y="6.137cm">
          <draw:text-box>
            <text:p text:style-name="P2"><text:span text:style-name="T1">C</text:span><text:span text:style-name="T2">+</text:span></text:p>
          </draw:text-box>
        </draw:frame>
        <draw:frame draw:style-name="gr3" draw:text-style-name="P4" draw:layer="layout" svg:width="1.974cm" svg:height="1.17cm" svg:x="14.699cm" svg:y="8.506cm">
          <draw:text-box>
            <text:p><text:span text:style-name="T3">x</text:span></text:p>
          </draw:text-box>
        </draw:frame>
        <draw:frame draw:style-name="gr4" draw:text-style-name="P6" draw:layer="layout" svg:width="0.864cm" svg:height="1.013cm" svg:x="0.618cm" svg:y="-0.021cm">
          <draw:text-box>
            <text:p text:style-name="P5"><text:span text:style-name="T3">t</text:span></text:p>
          </draw:text-box>
        </draw:frame>
        <draw:path draw:style-name="gr5" draw:text-style-name="P1" draw:layer="layout" svg:width="3.552cm" svg:height="4.056cm" svg:x="6.422cm" svg:y="2.994cm" svg:viewBox="0 0 3553 4057" svg:d="M3553 4057c-1084-3301-2973-3604-3553-4057">
          <text:p/>
        </draw:path>
        <draw:custom-shape draw:style-name="gr6" draw:text-style-name="P1" draw:layer="layout" svg:width="0.4cm" svg:height="0.4cm" svg:x="6.09cm" svg:y="2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974cm" svg:height="1.17cm" svg:x="9.787cm" svg:y="6.929cm">
          <draw:text-box>
            <text:p text:style-name="P2"><text:span text:style-name="T3">C</text:span><text:span text:style-name="T2">-</text:span></text:p>
          </draw:text-box>
        </draw:frame>
        <draw:path draw:style-name="gr5" draw:text-style-name="P1" draw:layer="layout" svg:width="2.519cm" svg:height="3.98cm" svg:x="3.7cm" svg:y="3.095cm" svg:viewBox="0 0 2520 3981" svg:d="M0 3981c1159-2595 2520-3981 2520-3981">
          <text:p/>
        </draw:path>
        <draw:frame draw:style-name="gr3" draw:text-style-name="P7" draw:layer="layout" svg:width="1.974cm" svg:height="1.17cm" svg:x="3.359cm" svg:y="6.943cm">
          <draw:text-box>
            <text:p text:style-name="P5"><text:span text:style-name="T1">C</text:span><text:span text:style-name="T2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11T17:13:43.18</meta:creation-date>
    <dc:date>2018-11-16T00:30:04.66</dc:date>
    <meta:editing-duration>PT1H12M4S</meta:editing-duration>
    <meta:editing-cycles>7</meta:editing-cycles>
    <meta:generator>OpenOffice/4.1.3$Win32 OpenOffice.org_project/413m1$Build-9783</meta:generator>
    <meta:print-date>2011-01-11T17:32:16.82</meta:print-date>
    <dc:creator>Christophe Coulet</dc:creator>
    <meta:document-statistic meta:object-count="11"/>
  </office:meta>
</office:document-meta>
</file>